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ength-of-longest-subarray-with-at-most-k-frequency/" text:style-name="Internet_20_link" text:visited-style-name="Visited_20_Internet_20_Link"><text:span text:style-name="T1">2958. Length of Longest Subarray With at Most K Frequency</text:span></text:a></text:p>
      <text:p text:style-name="P3">Medium</text:p>
      <text:p text:style-name="P3"/>
      <text:p text:style-name="P4"><text:span text:style-name="T1">You are given an integer array </text:span><text:span text:style-name="Source_20_Text"><text:span text:style-name="T2">nums</text:span></text:span><text:span text:style-name="T1"> and an integer </text:span><text:span text:style-name="Source_20_Text"><text:span text:style-name="T2">k</text:span></text:span><text:span text:style-name="T1">.</text:span></text:p>
      <text:p text:style-name="P4"><text:span text:style-name="T1">The </text:span><text:span text:style-name="Strong_20_Emphasis"><text:span text:style-name="T1">frequency</text:span></text:span><text:span text:style-name="T1"> of an element </text:span><text:span text:style-name="Source_20_Text"><text:span text:style-name="T2">x</text:span></text:span><text:span text:style-name="T1"> is the number of times it occurs in an array.</text:span></text:p>
      <text:p text:style-name="P4"><text:span text:style-name="T1">An array is called </text:span><text:span text:style-name="Strong_20_Emphasis"><text:span text:style-name="T1">good</text:span></text:span><text:span text:style-name="T1"> if the frequency of each element in this array is </text:span><text:span text:style-name="Strong_20_Emphasis"><text:span text:style-name="T1">less than or equal</text:span></text:span><text:span text:style-name="T1"> to </text:span><text:span text:style-name="Source_20_Text"><text:span text:style-name="T2">k</text:span></text:span><text:span text:style-name="T1">.</text:span></text:p>
      <text:p text:style-name="P4"><text:span text:style-name="T1">Return </text:span><text:span text:style-name="Emphasis"><text:span text:style-name="T1">the length of the </text:span></text:span><text:span text:style-name="Emphasis"><text:span text:style-name="Strong_20_Emphasis"><text:span text:style-name="T1">longest</text:span></text:span></text:span><text:span text:style-name="Emphasis"><text:span text:style-name="T1"> </text:span></text:span><text:span text:style-name="Emphasis"><text:span text:style-name="Strong_20_Emphasis"><text:span text:style-name="T1">good</text:span></text:span></text:span><text:span text:style-name="Emphasis"><text:span text:style-name="T1"> subarray of</text:span></text:span><text:span text:style-name="T1"> </text:span><text:span text:style-name="Source_20_Text"><text:span text:style-name="T2">nums</text:span></text:span><text:span text:style-name="Emphasis"><text:span text:style-name="T1">.</text:span></text:span></text:p>
      <text:p text:style-name="P4"><text:span text:style-name="T1">A </text:span><text:span text:style-name="Strong_20_Emphasis"><text:span text:style-name="T1">subarray</text:span></text:span><text:span text:style-name="T1"> is a contiguous non-empty sequence of elements within an array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3,1,2,3,1,2], k = 2</text:span></text:p>
      <text:p text:style-name="P2"><text:span text:style-name="Strong_20_Emphasis"><text:span text:style-name="T1">Output:</text:span></text:span><text:span text:style-name="T1"> 6</text:span></text:p>
      <text:p text:style-name="P2"><text:span text:style-name="Strong_20_Emphasis"><text:span text:style-name="T1">Explanation:</text:span></text:span><text:span text:style-name="T1"> The longest possible good subarray is [1,2,3,1,2,3] since the values 1, 2, and 3 occur at most twice in this subarray. Note that the subarrays [2,3,1,2,3,1] and [3,1,2,3,1,2] are also good.</text:span></text:p>
      <text:p text:style-name="P1">It can be shown that there are no good subarrays with length more than 6.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2,1,2,1,2,1,2], k = 1</text:span></text:p>
      <text:p text:style-name="P2"><text:span text:style-name="Strong_20_Emphasis"><text:span text:style-name="T1">Output:</text:span></text:span><text:span text:style-name="T1"> 2</text:span></text:p>
      <text:p text:style-name="P2"><text:span text:style-name="Strong_20_Emphasis"><text:span text:style-name="T1">Explanation:</text:span></text:span><text:span text:style-name="T1"> The longest possible good subarray is [1,2] since the values 1 and 2 occur at most once in this subarray. Note that the subarray [2,1] is also good.</text:span></text:p>
      <text:p text:style-name="P1">It can be shown that there are no good subarrays with length more than 2.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5,5,5,5,5,5,5], k = 4</text:span></text:p>
      <text:p text:style-name="P2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The longest possible good subarray is [5,5,5,5] since the value 5 occurs 4 times in this subarray.</text:span></text:p>
      <text:p text:style-name="P1">It can be shown that there are no good subarrays with length more than 4.</text:p>
      <text:p text:style-name="P5"> </text:p>
      <text:p text:style-name="P4"><text:span text:style-name="Strong_20_Emphasis"><text:span text:style-name="T1">Constraints:</text:span></text:span></text:p>
      <text:list xml:id="list4251551" text:style-name="L1">
        <text:list-item>
          <text:p text:style-name="P6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1 &lt;= nums[i] 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1 &lt;= k &lt;= nums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8T13:49:56.310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8" meta:word-count="257" meta:character-count="1360" meta:non-whitespace-character-count="1130"/>
  </office:meta>
</office:document-meta>
</file>